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text-properties officeooo:rsid="003e2886" officeooo:paragraph-rsid="003e2886"/>
    </style:style>
    <style:style style:name="P11" style:family="paragraph" style:parent-style-name="Standard">
      <style:text-properties officeooo:rsid="003e7fd4" officeooo:paragraph-rsid="003e7fd4"/>
    </style:style>
    <style:style style:name="P12" style:family="paragraph" style:parent-style-name="Standard">
      <style:text-properties officeooo:rsid="0041f79e" officeooo:paragraph-rsid="0041f79e"/>
    </style:style>
    <style:style style:name="P13" style:family="paragraph" style:parent-style-name="Standard">
      <style:text-properties fo:font-weight="bold" officeooo:rsid="003feec5" officeooo:paragraph-rsid="003feec5" style:font-weight-asian="bold" style:font-weight-complex="bold"/>
    </style:style>
    <style:style style:name="P14" style:family="paragraph" style:parent-style-name="Standard">
      <style:text-properties fo:font-weight="bold" officeooo:rsid="003e2886" officeooo:paragraph-rsid="003e2886" style:font-weight-asian="bold" style:font-weight-complex="bold"/>
    </style:style>
    <style:style style:name="P15" style:family="paragraph" style:parent-style-name="Standard">
      <style:text-properties fo:font-weight="bold" officeooo:rsid="00427f1b" officeooo:paragraph-rsid="00427f1b" style:font-weight-asian="bold" style:font-weight-complex="bold"/>
    </style:style>
    <style:style style:name="P16" style:family="paragraph" style:parent-style-name="Standard">
      <style:text-properties fo:font-weight="bold" officeooo:rsid="00611a5a" officeooo:paragraph-rsid="00611a5a" style:font-weight-asian="bold" style:font-weight-complex="bold"/>
    </style:style>
    <style:style style:name="P17" style:family="paragraph" style:parent-style-name="Standard">
      <style:text-properties officeooo:rsid="00427f1b" officeooo:paragraph-rsid="00427f1b"/>
    </style:style>
    <style:style style:name="P18" style:family="paragraph" style:parent-style-name="Standard">
      <style:text-properties fo:font-weight="normal" officeooo:rsid="00427f1b" officeooo:paragraph-rsid="00427f1b" style:font-weight-asian="normal" style:font-weight-complex="normal"/>
    </style:style>
    <style:style style:name="P19" style:family="paragraph" style:parent-style-name="Standard">
      <style:text-properties fo:font-weight="normal" officeooo:rsid="00499852" officeooo:paragraph-rsid="00499852" style:font-weight-asian="normal" style:font-weight-complex="normal"/>
    </style:style>
    <style:style style:name="P20" style:family="paragraph" style:parent-style-name="Standard">
      <style:text-properties fo:font-weight="normal" officeooo:rsid="004ed6eb" officeooo:paragraph-rsid="004ed6eb" style:font-weight-asian="normal" style:font-weight-complex="normal"/>
    </style:style>
    <style:style style:name="P21" style:family="paragraph" style:parent-style-name="Standard">
      <style:text-properties officeooo:rsid="0035a363" officeooo:paragraph-rsid="0035a363"/>
    </style:style>
    <style:style style:name="P22" style:family="paragraph" style:parent-style-name="Standard">
      <style:text-properties officeooo:rsid="0043c59c" officeooo:paragraph-rsid="0043c59c"/>
    </style:style>
    <style:style style:name="P23" style:family="paragraph" style:parent-style-name="Standard">
      <style:text-properties officeooo:rsid="0043c59c" officeooo:paragraph-rsid="00480341"/>
    </style:style>
    <style:style style:name="P24" style:family="paragraph" style:parent-style-name="Standard">
      <style:text-properties officeooo:rsid="00480341" officeooo:paragraph-rsid="00499852"/>
    </style:style>
    <style:style style:name="P25" style:family="paragraph" style:parent-style-name="Standard">
      <style:text-properties officeooo:rsid="00499852" officeooo:paragraph-rsid="00499852"/>
    </style:style>
    <style:style style:name="P26" style:family="paragraph" style:parent-style-name="Standard">
      <style:text-properties officeooo:rsid="00499852" officeooo:paragraph-rsid="004d7258"/>
    </style:style>
    <style:style style:name="P27" style:family="paragraph" style:parent-style-name="Standard">
      <style:text-properties officeooo:rsid="00536ea5" officeooo:paragraph-rsid="00536ea5"/>
    </style:style>
    <style:style style:name="P28" style:family="paragraph" style:parent-style-name="Standard">
      <style:text-properties officeooo:rsid="005c2c7d" officeooo:paragraph-rsid="005c2c7d"/>
    </style:style>
    <style:style style:name="P29" style:family="paragraph" style:parent-style-name="Standard">
      <style:text-properties officeooo:rsid="005f6a8f" officeooo:paragraph-rsid="005f6a8f"/>
    </style:style>
    <style:style style:name="P30" style:family="paragraph" style:parent-style-name="Standard">
      <style:text-properties officeooo:rsid="00611a5a" officeooo:paragraph-rsid="00611a5a"/>
    </style:style>
    <style:style style:name="P31" style:family="paragraph" style:parent-style-name="Standard">
      <style:text-properties officeooo:rsid="00650221" officeooo:paragraph-rsid="00650221"/>
    </style:style>
    <style:style style:name="P32" style:family="paragraph" style:parent-style-name="Standard">
      <style:text-properties officeooo:rsid="0066cff6" officeooo:paragraph-rsid="0066cff6"/>
    </style:style>
    <style:style style:name="P33" style:family="paragraph" style:parent-style-name="Standard">
      <style:text-properties officeooo:rsid="006783b3" officeooo:paragraph-rsid="006783b3"/>
    </style:style>
    <style:style style:name="P34" style:family="paragraph" style:parent-style-name="Standard">
      <style:text-properties officeooo:rsid="00637968" officeooo:paragraph-rsid="00637968"/>
    </style:style>
    <style:style style:name="P35" style:family="paragraph" style:parent-style-name="Standard">
      <style:text-properties officeooo:rsid="0070d01c" officeooo:paragraph-rsid="0070d01c"/>
    </style:style>
    <style:style style:name="P36" style:family="paragraph" style:parent-style-name="Standard">
      <style:text-properties officeooo:rsid="0070d01c" officeooo:paragraph-rsid="00741a2d"/>
    </style:style>
    <style:style style:name="P37" style:family="paragraph" style:parent-style-name="Standard">
      <style:text-properties officeooo:rsid="0074e521" officeooo:paragraph-rsid="0074e521"/>
    </style:style>
    <style:style style:name="P38" style:family="paragraph" style:parent-style-name="Standard">
      <style:text-properties officeooo:rsid="0074e521" officeooo:paragraph-rsid="0075986e"/>
    </style:style>
    <style:style style:name="P39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40" style:family="paragraph" style:parent-style-name="Standard">
      <style:paragraph-properties fo:break-before="page"/>
      <style:text-properties officeooo:rsid="0035a363" officeooo:paragraph-rsid="0035a363"/>
    </style:style>
    <style:style style:name="P41" style:family="paragraph" style:parent-style-name="Standard">
      <style:paragraph-properties fo:break-before="page"/>
      <style:text-properties officeooo:rsid="0070d01c" officeooo:paragraph-rsid="0070d01c"/>
    </style:style>
    <style:style style:name="P42" style:family="paragraph" style:parent-style-name="Standard" style:list-style-name="L1">
      <style:text-properties officeooo:rsid="001e3fd1" officeooo:paragraph-rsid="001e3fd1"/>
    </style:style>
    <style:style style:name="P43" style:family="paragraph" style:parent-style-name="Standard" style:list-style-name="L2">
      <style:text-properties officeooo:rsid="001e3fd1" officeooo:paragraph-rsid="001e3fd1"/>
    </style:style>
    <style:style style:name="P44" style:family="paragraph" style:parent-style-name="Standard" style:list-style-name="L1">
      <style:text-properties officeooo:rsid="002193ed" officeooo:paragraph-rsid="002193ed"/>
    </style:style>
    <style:style style:name="P45" style:family="paragraph" style:parent-style-name="Standard" style:list-style-name="L2">
      <style:text-properties officeooo:rsid="002193ed" officeooo:paragraph-rsid="002193ed"/>
    </style:style>
    <style:style style:name="P46" style:family="paragraph" style:parent-style-name="Standard" style:list-style-name="L3">
      <style:text-properties officeooo:rsid="00233c70" officeooo:paragraph-rsid="00233c70"/>
    </style:style>
    <style:style style:name="P47" style:family="paragraph" style:parent-style-name="Standard" style:list-style-name="L4">
      <style:text-properties officeooo:rsid="002752ea" officeooo:paragraph-rsid="002752ea"/>
    </style:style>
    <style:style style:name="P48" style:family="paragraph" style:parent-style-name="Standard" style:list-style-name="L4">
      <style:text-properties officeooo:rsid="002aada8" officeooo:paragraph-rsid="002aada8"/>
    </style:style>
    <style:style style:name="P49" style:family="paragraph" style:parent-style-name="Standard" style:list-style-name="L4">
      <style:text-properties officeooo:rsid="00291122" officeooo:paragraph-rsid="00291122"/>
    </style:style>
    <style:style style:name="P50" style:family="paragraph" style:parent-style-name="Standard">
      <style:text-properties officeooo:rsid="005c2c7d" officeooo:paragraph-rsid="005c2c7d"/>
    </style:style>
    <style:style style:name="P51" style:family="paragraph" style:parent-style-name="Standard">
      <style:text-properties officeooo:rsid="0076f358" officeooo:paragraph-rsid="0076f358"/>
    </style:style>
    <style:style style:name="P52" style:family="paragraph" style:parent-style-name="Standard">
      <style:paragraph-properties fo:break-before="page"/>
      <style:text-properties officeooo:rsid="0076f358" officeooo:paragraph-rsid="0076f358"/>
    </style:style>
    <style:style style:name="P53" style:family="paragraph" style:parent-style-name="Frame_20_contents">
      <style:text-properties officeooo:paragraph-rsid="002f7908"/>
    </style:style>
    <style:style style:name="P54" style:family="paragraph" style:parent-style-name="Frame_20_contents">
      <style:text-properties officeooo:paragraph-rsid="003136c3"/>
    </style:style>
    <style:style style:name="P55" style:family="paragraph">
      <loext:graphic-properties draw:fill="solid" draw:fill-color="#fcc79b"/>
    </style:style>
    <style:style style:name="P56" style:family="paragraph">
      <loext:graphic-properties draw:fill="solid" draw:fill-color="#820f71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officeooo:rsid="0043c59c"/>
    </style:style>
    <style:style style:name="T8" style:family="text">
      <style:text-properties officeooo:rsid="00480341"/>
    </style:style>
    <style:style style:name="T9" style:family="text">
      <style:text-properties officeooo:rsid="0049f0b1"/>
    </style:style>
    <style:style style:name="T10" style:family="text">
      <style:text-properties officeooo:rsid="00523adf"/>
    </style:style>
    <style:style style:name="T11" style:family="text">
      <style:text-properties officeooo:rsid="00611a5a"/>
    </style:style>
    <style:style style:name="T12" style:family="text">
      <style:text-properties officeooo:rsid="0061c011"/>
    </style:style>
    <style:style style:name="T13" style:family="text">
      <style:text-properties officeooo:rsid="006783b3"/>
    </style:style>
    <style:style style:name="T14" style:family="text">
      <style:text-properties officeooo:rsid="0073a5ca"/>
    </style:style>
    <style:style style:name="T15" style:family="text">
      <style:text-properties officeooo:rsid="0074e521"/>
    </style:style>
    <style:style style:name="T16" style:family="text">
      <style:text-properties officeooo:rsid="0075986e"/>
    </style:style>
    <style:style style:name="T17" style:family="text">
      <style:text-properties officeooo:rsid="007612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ПО по фотографированию</text:p>
      <text:p text:style-name="P1"/>
      <text:p text:style-name="P11">Модуль просмотра сканированных изображений</text:p>
      <text:p text:style-name="P1"/>
      <text:p text:style-name="P1">Модуль фотографирования и управления установкой:</text:p>
      <text:p text:style-name="P3">Параметры:</text:p>
      <text:p text:style-name="P3">1. Класс управления станком</text:p>
      <text:list xml:id="list555584539" text:style-name="L1">
        <text:list-item>
          <text:p text:style-name="P42">Совершает запуск сервера и подключение к нему</text:p>
        </text:list-item>
        <text:list-item>
          <text:p text:style-name="P44">Хранит текущие параметры установки</text:p>
        </text:list-item>
        <text:list-item>
          <text:p text:style-name="P42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3661308870" text:style-name="L2">
        <text:list-item>
          <text:p text:style-name="P43">Совершает подключение к камере</text:p>
        </text:list-item>
        <text:list-item>
          <text:p text:style-name="P45">Хранит текущие параметры камеры</text:p>
        </text:list-item>
        <text:list-item>
          <text:p text:style-name="P43">Формирует запросы к камере</text:p>
        </text:list-item>
        <text:list-item>
          <text:p text:style-name="P43">Управляет сохранением изображений</text:p>
        </text:list-item>
      </text:list>
      <text:p text:style-name="P4">3. Класс просмотра готовых изображений</text:p>
      <text:list xml:id="list3913600564" text:style-name="L3">
        <text:list-item>
          <text:p text:style-name="P46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39">Интерфейс</text:p>
      <text:p text:style-name="P6"/>
      <text:p text:style-name="P7">Функции:</text:p>
      <text:list xml:id="list2887805238" text:style-name="L4">
        <text:list-item>
          <text:p text:style-name="P47">Ручной режим управления станком</text:p>
          <text:list>
            <text:list-item>
              <text:p text:style-name="P48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48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47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47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49">Режим проведения фотосъемки <text:span text:style-name="T1">изделия</text:span></text:p>
          <text:list>
            <text:list-item>
              <text:p text:style-name="P49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0" draw:name="Фигура1" draw:style-name="gr1" draw:text-style-name="P55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1" draw:name="Фигура2" draw:style-name="gr2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5" draw:name="Фигура2" draw:style-name="gr6" svg:width="8.362cm" svg:height="9.949cm" svg:x="1.275cm" svg:y="2.312cm"><text:p text:style-name="P53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56" svg:width="7.226cm" svg:height="0.768cm" svg:x="10.271cm" svg:y="6.593cm"><text:p text:style-name="P53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56" svg:width="7.145cm" svg:height="1.747cm" svg:x="10.324cm" svg:y="2.577cm"><text:p text:style-name="P53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56" svg:width="7.145cm" svg:height="0.768cm" svg:x="10.326cm" svg:y="5.586cm"><text:p text:style-name="P53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4" draw:name="Фигура2" draw:style-name="gr5" draw:text-style-name="P56" svg:width="7.171cm" svg:height="0.768cm" svg:x="10.273cm" svg:y="11.412cm"><text:p text:style-name="P53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6" draw:name="Фигура2" draw:style-name="gr7" draw:text-style-name="P56" svg:width="7.092cm" svg:height="0.768cm" svg:x="10.351cm" svg:y="10.432cm"><text:p text:style-name="P53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3" draw:name="Фигура2" draw:style-name="gr4" draw:text-style-name="P56" svg:width="7.092cm" svg:height="2.412cm" svg:x="10.347cm" svg:y="7.68cm"><text:p text:style-name="P53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2" draw:name="Фигура2" draw:style-name="gr3" draw:text-style-name="P56" svg:width="7.12cm" svg:height="0.768cm" svg:x="10.324cm" svg:y="4.556cm"><text:p text:style-name="P54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40">Как можно выполнять калибровку?</text:p>
      <text:p text:style-name="P15">Хранимые настройки по калибровке:</text:p>
      <text:p text:style-name="P19">1. Высота камеры по вертикальному приводу</text:p>
      <text:p text:style-name="P19">2. Фокус камеры (если он сохраняется)</text:p>
      <text:p text:style-name="P19">3. Увеличение камеры (если оно сохраняется)</text:p>
      <text:p text:style-name="P19">4. Число пикселей на сантиме<text:span text:style-name="T9">тр изделия при такой настройке (однако многое может зависеть от толщины изделия)</text:span></text:p>
      <text:p text:style-name="P20">5. Рабочая зона изображения, которую мы берем при сшивании</text:p>
      <text:p text:style-name="P18"/>
      <text:p text:style-name="P21"/>
      <text:p text:style-name="P14">Кладем линейку или какой-то эталон и отмечаем его длину на изображении расстояние между точками</text:p>
      <text:p text:style-name="P18">1. <text:span text:style-name="T7">Выставляем</text:span> правильное фокусное расстояние на изделии, для которого предназначается настройка</text:p>
      <text:p text:style-name="P17">2. <text:span text:style-name="T7">Кладем</text:span> калибровочную линейку на поле, <text:span text:style-name="T7">изделие убираем</text:span></text:p>
      <text:p text:style-name="P22">3. В поле зрения слева-направо должно попасть хотя бы 2 вертикальные черные полоски линейки длиной в 1 см</text:p>
      <text:p text:style-name="P22"/>
      <text:p text:style-name="P22">4. Алгоритм определяет средний уровень света по всему изображению, <text:span text:style-name="T8">а также наименьший</text:span></text:p>
      <text:p text:style-name="P22">5. Все, что равно <text:span text:style-name="T8">не выше, чем </text:span>½ уровня освещенности между самым низкой яркостью и средней, считаем элементом полоски линейки</text:p>
      <text:p text:style-name="P23">6. Отмечаем цельные области <text:span text:style-name="T8">среди таких точек (с небольшим фиксированным допуском на пробелы)</text:span></text:p>
      <text:p text:style-name="P24">7. Ищем те из них, которые имеют выраженный вертикальный характер (средняя длина всех вертикальных полос кроме самой левой и правой в 10 раз больше, чем средняя длина всех горизонтальных полос кроме самой верхней и нижней.</text:p>
      <text:p text:style-name="P25">На этом же этапе определяем прямоугольные границы полос.</text:p>
      <text:p text:style-name="P26">8. Сопоставляем список самых длинных полосок — если они примерно равны, то все хорошо.</text:p>
      <text:p text:style-name="P26">9. Определяем расстояние <text:span text:style-name="T10">в пикселях</text:span> между <text:span text:style-name="T10">серединами длинных полос и получаем число пикселей на 1 сантиметр. Если видно два сантиметра, то между ними</text:span></text:p>
      <text:p text:style-name="P27"/>
      <text:p text:style-name="P27">Предусмотреть возможность ручного определения расстояния</text:p>
      <text:p text:style-name="P12"/>
      <text:p text:style-name="P12"/>
      <text:p text:style-name="P10"/>
      <text:p text:style-name="P10"/>
      <text:p text:style-name="P13">Шаблон, на котором на расстоянии 0,5 см друг от друга будут квадраты равного размера какого-либо цвета, например, красного</text:p>
      <text:p text:style-name="P41">Настройки:</text:p>
      <text:p text:style-name="P35"/>
      <text:p text:style-name="P36">Хранение <text:span text:style-name="T14">в файловой системе:</text:span></text:p>
      <text:p text:style-name="P36"><text:tab/>- <text:span text:style-name="T15">XML</text:span>-файл настроек</text:p>
      <text:p text:style-name="P35"><text:span text:style-name="T14">Хранение в</text:span> программе:</text:p>
      <text:p text:style-name="P35"><text:tab/>- <text:span text:style-name="T15">Отдельный модуль настроек с отдельным классом</text:span></text:p>
      <text:p text:style-name="P37">При загрузке программы:</text:p>
      <text:p text:style-name="P37"><text:tab/>- Создаем экземпляр класса настроек и загружаем настройки из файла</text:p>
      <text:p text:style-name="P37">При выборе настроек:</text:p>
      <text:p text:style-name="P37"><text:tab/>- Создаем экземпляр формы и заполняем элементы формы</text:p>
      <text:p text:style-name="P38">При изменении настроек или текущих настоек:</text:p>
      <text:p text:style-name="P38"><text:tab/>- <text:span text:style-name="T16">З</text:span>аписываем настройки с формы в класс и потом сохраняем в XML-файл</text:p>
      <text:p text:style-name="P35"/>
      <text:p text:style-name="P34"/>
      <text:p text:style-name="P34">Список камер</text:p>
      <text:p text:style-name="P31">1. Название</text:p>
      <text:p text:style-name="P31">2. Разрешение изображения</text:p>
      <text:p text:style-name="P31"/>
      <text:p text:style-name="P31">Для каждой камеры хран<text:span text:style-name="T17">и</text:span>тся <text:span text:style-name="T17">несколько</text:span> настро<text:span text:style-name="T17">ек работы</text:span>:</text:p>
      <text:p text:style-name="P31">1. Название (например, «50х»)</text:p>
      <text:p text:style-name="P29">2. Отступы <text:span text:style-name="T11">(неискаженной части изображения)</text:span></text:p>
      <text:p text:style-name="P28"><text:span text:style-name="T11">3</text:span>. Количество пикселей на 1 мм (определяется калибровкой)</text:p>
      <text:p text:style-name="P32">4. Рабочая высота по оси Z</text:p>
      <text:p text:style-name="P32">5. Фокус??? <text:span text:style-name="T13">(если управляется)</text:span></text:p>
      <text:p text:style-name="P33">6. Увеличение??? (если управляется)<text:tab/></text:p>
      <text:p text:style-name="P28"/>
      <text:p text:style-name="P28"/>
      <text:p text:style-name="P28"/>
      <text:p text:style-name="P16">Соотношения размеров</text:p>
      <text:p text:style-name="P30">1 мм = 80 шагов (шаг — это шаг станка)</text:p>
      <text:p text:style-name="P30">1 мм = R пикселей изображения (<text:span text:style-name="T12">float число — определяется калибровкой)</text:span></text:p>
      <text:p text:style-name="P28"/>
      <text:p text:style-name="P52">Функции:</text:p>
      <text:p text:style-name="P51">- Линейка</text:p>
      <text:p text:style-name="P51">- Сравнение с эталоном</text:p>
      <text:p text:style-name="P51">- Поиск элемент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2-10T08:34:58.547122913</dc:date>
    <meta:editing-duration>P2DT16H40M49S</meta:editing-duration>
    <meta:editing-cycles>51</meta:editing-cycles>
    <meta:generator>LibreOffice/6.0.7.3$Linux_X86_64 LibreOffice_project/00m0$Build-3</meta:generator>
    <meta:document-statistic meta:table-count="0" meta:image-count="0" meta:object-count="0" meta:page-count="5" meta:paragraph-count="81" meta:word-count="584" meta:character-count="4086" meta:non-whitespace-character-count="3572"/>
  </office:meta>
</office:document-meta>
</file>